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Handler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HandlerIntegrationTests.echo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cho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HandlerIntegrationTests.random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